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15"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I</text:span><text:span text:style-name="T2"> </text:span><text:span text:style-name="T1">woke when Hannah got up to make coffee, drank that on the chair in the living room while playing Finch and Wordle. Hannah was doing a million things around the house, playing </text:span><text:span text:style-name="T13">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3">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3">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16">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then Hannah came over for a goodnight kiss.</text:span><text:span text:style-name="T17">903</text:span><text:span text:style-name="T5"> </text:span></text:p>
      <text:p text:style-name="P5"><text:span text:style-name="T5"><text:s text:c="3"/></text:span><text:span text:style-name="T6">She left and I logged onto Tokup. Having resolved to give up on the sword, I equipped a dagger/axe, leveled those around Tanaris. I saw the warrior I had been running with, joined his ZF group, finally won the sword! We finished the instance and I put crusader on it, went and killed furbog, got the Winterspring flightpath.</text:span><text:span text:style-name="T18">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19">759</text:span><text:span text:style-name="T8"> </text:span></text:p>
      <text:p text:style-name="P7"><text:span text:style-name="T8"><text:s text:c="3"/></text:span><text:span text:style-name="T9">Tokup killed mobs for his flask quest, then ran Mara Princess, winning the ring. Kamaka started a Strat live, but when Hannah texted me after the third warlock death, I truthfully announced I had to split.</text:span><text:span text:style-name="T20">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21">138</text:span><text:span text:style-name="T10"> </text:span><text:span text:style-name="T11">I went all over Azeroth turning in and acquiring quests, respecced to Fury, killed furbogs, joined an ZF group but got invited to watch a movie with Hannah, so I brushed my teeth.</text:span><text:span text:style-name="T22">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14">Tampopo</text:span><text:span text:style-name="T12">, ate a few worms, told Hannah I was going to go home, reassured her everything was okay, walked up to Meyers, took off my bag and wrote.</text:span><text:span text:style-name="T23">1148</text:span><text:span text:style-name="T1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8T23:48:10.784328150</dc:date>
    <meta:editing-duration>P143DT4H48M39S</meta:editing-duration>
    <meta:editing-cycles>1038</meta:editing-cycles>
    <meta:generator>LibreOffice/24.2.5.2$MacOSX_X86_64 LibreOffice_project/bffef4ea93e59bebbeaf7f431bb02b1a39ee8a59</meta:generator>
    <meta:print-date>2025-02-07T15:18:04.174144487</meta:print-date>
    <meta:document-statistic meta:table-count="0" meta:image-count="0" meta:object-count="0" meta:page-count="2" meta:paragraph-count="19" meta:word-count="570" meta:character-count="3159" meta:non-whitespace-character-count="2577"/>
  </office:meta>
</office:document-meta>
</file>